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enn Liste voll ist 'Neuen Artikel erstellen' Seite nicht anzeigen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Liste freigeben. Beim Freigeben alle Artikel und Korbfarbe löschen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CSV-Dateien alter Listen einlesen</text:p>
          </table:table-cell>
          <table:table-cell table:style-name="ce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 User Indexseite anzeigen wieviel bzw. welche Listen registriert sind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enutzer darf nur gelöscht werden, wenn keine Listen registriert sind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uchoptionen bei Benutzer Index ergänzen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Hilfe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Über uns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Benutzer Liste registriert hat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5"/>
          <table:table-cell table:style-name="ce5" office:value-type="string">
            <text:p>Unsicher, ob Korbfarbe gespeichert wurde</text:p>
          </table:table-cell>
          <table:table-cell table:style-name="ce5" office:value-type="string">
            <text:p>Simone</text:p>
          </table:table-cell>
        </table:table-row>
        <table:table-row table:style-name="ro2">
          <table:table-cell table:style-name="ce5"/>
          <table:table-cell table:style-name="ce5" office:value-type="string">
            <text:p>Eigene Schaltfläche 'abmelden'</text:p>
          </table:table-cell>
          <table:table-cell table:style-name="ce5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20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15T21:03:03</dc:date>
    <dc:creator>Pierre Sugar</dc:creator>
    <meta:editing-duration>P16DT21H3M15S</meta:editing-duration>
    <meta:editing-cycles>48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106" meta:object-count="0"/>
  </office:meta>
</office:document-meta>
</file>